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ase-control 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Skin rash</text:p>
          </table:table-cell>
          <table:table-cell office:value-type="string" calcext:value-type="string">
            <text:p>Gloves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tri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tex</text:p>
          </table:table-cell>
        </table:table-row>
      </table:table>
      <table:table table:name="Logit_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table:style-name="Default" office:value-type="string" calcext:value-type="string">
            <text:p>Skin rash</text:p>
          </table:table-cell>
          <table:table-cell office:value-type="string" calcext:value-type="string">
            <text:p>Latex_glov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ge.below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Case-control 01'.B2:'Case-control 01'.D801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Logit_data.B2:Logit_data.D8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3:03:04.697258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Pina Martins</meta:initial-creator>
    <meta:creation-date>2021-03-14T00:17:23.621945299</meta:creation-date>
    <dc:date>2021-03-29T03:27:13.076661222</dc:date>
    <dc:creator>Francisco Pina Martins</dc:creator>
    <meta:editing-duration>PT18M59S</meta:editing-duration>
    <meta:editing-cycles>8</meta:editing-cycles>
    <meta:generator>LibreOffice/7.1.1.2$Linux_X86_64 LibreOffice_project/10$Build-2</meta:generator>
    <meta:document-statistic meta:table-count="2" meta:cell-count="6408" meta:object-count="0"/>
  </office:meta>
</office:document-meta>
</file>